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ountryNotFoundException.java</text:p>
      <text:p text:style-name="Normal">java</text:p>
      <text:p text:style-name="Normal">package com.cognizant.spring_learn;</text:p>
      <text:p text:style-name="Normal"/>
      <text:p text:style-name="Normal">public class CountryNotFoundException extends Exception {</text:p>
      <text:p text:style-name="Normal"><text:s text:c="4"/>public CountryNotFoundException(String message) {</text:p>
      <text:p text:style-name="Normal"><text:s text:c="8"/>super(message);</text:p>
      <text:p text:style-name="Normal"><text:s text:c="4"/>}</text:p>
      <text:p text:style-name="Normal">}</text:p>
      <text:p text:style-name="P2">Update CountryController.java</text:p>
      <text:p text:style-name="Normal">java</text:p>
      <text:p text:style-name="Normal">@GetMapping("/countries/{code}")</text:p>
      <text:p text:style-name="Normal">public Country getCountry(@PathVariable String code) throws CountryNotFoundException {</text:p>
      <text:p text:style-name="Normal"><text:s text:c="4"/>LOGGER.info("START getCountry()");</text:p>
      <text:p text:style-name="Normal"><text:s text:c="4"/>ApplicationContext context = new ClassPathXmlApplicationContext("country.xml");</text:p>
      <text:p text:style-name="Normal"><text:s text:c="4"/>List&lt;Country&gt; countries = context.getBean("countryList", List.class);</text:p>
      <text:p text:style-name="Normal"/>
      <text:p text:style-name="Normal"><text:s text:c="4"/>for (Country country : countries) {</text:p>
      <text:p text:style-name="Normal"><text:s text:c="8"/>if (country.getCode().equalsIgnoreCase(code)) {</text:p>
      <text:p text:style-name="Normal"><text:s text:c="12"/>LOGGER.info("END getCountry()");</text:p>
      <text:p text:style-name="Normal"><text:s text:c="12"/>return country;</text:p>
      <text:p text:style-name="Normal"><text:s text:c="8"/>}</text:p>
      <text:p text:style-name="Normal"><text:s text:c="4"/>}</text:p>
      <text:p text:style-name="Normal"/>
      <text:p text:style-name="Normal"><text:s text:c="4"/>LOGGER.error("Country with code {} not found", code);</text:p>
      <text:p text:style-name="Normal"><text:s text:c="4"/>throw new CountryNotFoundException("Country with code " + code + " not found.");</text:p>
      <text:p text:style-name="Normal">}</text:p>
      <text:soft-page-break/>
      <text:p text:style-name="P3">GlobalExceptionHandler.java</text:p>
      <text:p text:style-name="Normal">java</text:p>
      <text:p text:style-name="Normal">package com.cognizant.spring_learn.exception;</text:p>
      <text:p text:style-name="Normal"/>
      <text:p text:style-name="Normal">import com.cognizant.spring_learn.CountryNotFoundException;</text:p>
      <text:p text:style-name="Normal">import org.springframework.http.HttpStatus;</text:p>
      <text:p text:style-name="Normal">import org.springframework.http.ResponseEntity;</text:p>
      <text:p text:style-name="Normal">import org.springframework.web.bind.annotation.*;</text:p>
      <text:p text:style-name="Normal"/>
      <text:p text:style-name="Normal">@ControllerAdvice</text:p>
      <text:p text:style-name="Normal">public class GlobalExceptionHandler {</text:p>
      <text:p text:style-name="Normal"/>
      <text:p text:style-name="Normal"><text:s text:c="4"/>@ExceptionHandler(CountryNotFoundException.class)</text:p>
      <text:p text:style-name="Normal"><text:s text:c="4"/>public ResponseEntity&lt;String&gt; handleCountryNotFound(CountryNotFoundException ex) {</text:p>
      <text:p text:style-name="Normal"><text:s text:c="8"/>return new ResponseEntity&lt;&gt;(ex.getMessage(), HttpStatus.NOT_FOUND);</text:p>
      <text:p text:style-name="Normal"><text:s text:c="4"/>}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11T14:24:00Z</meta:creation-date>
    <dc:date>2025-07-11T14:24:00Z</dc:date>
    <meta:template xlink:href="Normal.dotm" xlink:type="simple"/>
    <meta:editing-cycles>2</meta:editing-cycles>
    <meta:editing-duration>PT0S</meta:editing-duration>
    <meta:document-statistic meta:page-count="2" meta:paragraph-count="2" meta:word-count="218" meta:character-count="1464" meta:row-count="10" meta:non-whitespace-character-count="1248"/>
  </office:meta>
</office:document-meta>
</file>